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in" style:rel-column-width="18921*"/>
    </style:style>
    <style:style style:name="Table1.B" style:family="table-column">
      <style:table-column-properties style:column-width="4.9271in" style:rel-column-width="46614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style:text-underline-style="solid" style:text-underline-width="auto" style:text-underline-color="font-color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6pt" fo:language="en" fo:country="US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normal" style:text-underline-style="solid" style:text-underline-width="auto" style:text-underline-color="font-color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ff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shadow="none"/>
      <style:text-properties fo:color="#000000" style:font-name="Times New Roman" fo:font-size="10pt" fo:language="en" fo:country="US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2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3" style:family="text"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4" style:family="text">
      <style:text-properties fo:color="#000000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language="en" fo:country="US" style:font-size-asian="12pt" style:font-size-complex="12pt"/>
    </style:style>
    <style:style style:name="T6" style:family="text">
      <style:text-properties fo:color="#000000" fo:font-size="10pt" fo:language="en" fo:country="US" fo:font-style="italic" style:font-size-asian="10pt" style:font-style-asian="italic" style:font-size-complex="10pt" style:font-style-complex="italic"/>
    </style:style>
    <style:style style:name="T7" style:family="text">
      <style:text-properties fo:color="#000000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fo:font-size="10pt" fo:language="en" fo:country="US" fo:font-style="normal" style:font-size-asian="10pt" style:font-style-asian="normal" style:font-size-complex="10pt" style:font-style-complex="normal"/>
    </style:style>
    <style:style style:name="T9" style:family="text">
      <style:text-properties fo:color="#000000" fo:font-size="10pt" fo:language="en" fo:country="US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6">December<text:s/>2018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2018-12-12</text:p>
            <text:p text:style-name="P21"><text:span text:style-name="T9">Beg. Obedience</text:span><text:span text:style-name="T9"><text:s/></text:span><text:span text:style-name="T9">$140</text:span></text:p>
            <text:p text:style-name="P15"><text:span text:style-name="T10">6 weeks</text:span><text:span text:style-name="T10"><text:s/></text:span><text:span text:style-name="T10">2018-12-13</text:span></text:p>
          </table:table-cell>
          <table:table-cell table:style-name="Table1.A1" office:value-type="string">
            <text:p text:style-name="P20"><text:span text:style-name="T4">Glendora</text:span><text:span text:style-name="T4"><text:s/></text:span><text:span text:style-name="T5">- </text:span><text:span text:style-name="T6">Pre-Registration Required! Call (999) 222-3333</text:span></text:p>
            <text:p text:style-name="P20"><text:span text:style-name="T8">6PM - 7PM</text:span><text:span text:style-name="T6"><text:s/></text:span><text:span text:style-name="T7">555 A St, 98821</text:span></text:p>
            <text:p text:style-name="P12"><text:span text:style-name="T11">No dogs at first meeting!</text:span><text:span text:style-name="T11"><text:s/></text:span></text:p>
          </table:table-cell>
        </table:table-row>
      </table:table>
      <text:p text:style-name="P6"/>
      <text:p text:style-name="P16">January<text:s/>2019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2019-01-16</text:p>
            <text:p text:style-name="P21"><text:span text:style-name="T9">Beg. Obedience</text:span><text:span text:style-name="T9"><text:s/></text:span><text:span text:style-name="T9">$180</text:span></text:p>
            <text:p text:style-name="P15"><text:span text:style-name="T10">4 weeks</text:span><text:span text:style-name="T10"><text:s/></text:span><text:span text:style-name="T10">2019-02-13</text:span></text:p>
          </table:table-cell>
          <table:table-cell table:style-name="Table1.A1" office:value-type="string">
            <text:p text:style-name="P20"><text:span text:style-name="T4">Upland</text:span><text:span text:style-name="T4"><text:s/></text:span><text:span text:style-name="T5">- </text:span><text:span text:style-name="T6">Pre-Registration Required! Call (999) 555-3333</text:span></text:p>
            <text:p text:style-name="P20"><text:span text:style-name="T8">6PM - 7PM</text:span><text:span text:style-name="T6"><text:s/></text:span><text:span text:style-name="T7">555 A St, 98821</text:span></text:p>
            <text:p text:style-name="P12"><text:span text:style-name="T11">No dogs at first meeting!</text:span><text:span text:style-name="T11"><text:s/>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2019-01-16</text:p>
            <text:p text:style-name="P21"><text:span text:style-name="T9">Beg. Obedience</text:span><text:span text:style-name="T9"><text:s/></text:span><text:span text:style-name="T9">$140</text:span></text:p>
            <text:p text:style-name="P15"><text:span text:style-name="T10">6 weeks</text:span><text:span text:style-name="T10"><text:s/></text:span><text:span text:style-name="T10">2018-12-13</text:span></text:p>
          </table:table-cell>
          <table:table-cell table:style-name="Table1.A1" office:value-type="string">
            <text:p text:style-name="P20"><text:span text:style-name="T4">Glendora</text:span><text:span text:style-name="T4"><text:s/></text:span><text:span text:style-name="T5">- </text:span><text:span text:style-name="T6">Pre-Registration Required! Call (999) 222-3333</text:span></text:p>
            <text:p text:style-name="P20"><text:span text:style-name="T8">6PM - 7PM</text:span><text:span text:style-name="T6"><text:s/></text:span><text:span text:style-name="T7">555 A St, 98821</text:span></text:p>
            <text:p text:style-name="P12"><text:span text:style-name="T11">No dogs at first meeting!</text:span><text:span text:style-name="T11"><text:s/>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2019-01-18</text:p>
            <text:p text:style-name="P21"><text:span text:style-name="T9">Beg. Obedience</text:span><text:span text:style-name="T9"><text:s/></text:span><text:span text:style-name="T9">$140</text:span></text:p>
            <text:p text:style-name="P15"><text:span text:style-name="T10">6 weeks</text:span><text:span text:style-name="T10"><text:s/></text:span><text:span text:style-name="T10">2018-12-13</text:span></text:p>
          </table:table-cell>
          <table:table-cell table:style-name="Table1.A1" office:value-type="string">
            <text:p text:style-name="P20"><text:span text:style-name="T4">Glendora</text:span><text:span text:style-name="T4"><text:s/></text:span><text:span text:style-name="T5">- </text:span><text:span text:style-name="T6">Pre-Registration Required! Call (999) 222-3333</text:span></text:p>
            <text:p text:style-name="P20"><text:span text:style-name="T8">6PM - 7PM</text:span><text:span text:style-name="T6"><text:s/></text:span><text:span text:style-name="T7">555 A St, 98821</text:span></text:p>
            <text:p text:style-name="P12"><text:span text:style-name="T11">No dogs at first meeting!</text:span><text:span text:style-name="T11"><text:s/></text:span></text:p>
          </table:table-cell>
        </table:table-row>
      </table:table>
      <text:p text:style-name="P6"/>
      <text:p text:style-name="P16">February<text:s/>2019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2019-02-16</text:p>
            <text:p text:style-name="P21"><text:span text:style-name="T9">Beg. Obedience</text:span><text:span text:style-name="T9"><text:s/></text:span><text:span text:style-name="T9">$140</text:span></text:p>
            <text:p text:style-name="P15"><text:span text:style-name="T10">6 weeks</text:span><text:span text:style-name="T10"><text:s/></text:span><text:span text:style-name="T10">2018-12-13</text:span></text:p>
          </table:table-cell>
          <table:table-cell table:style-name="Table1.A1" office:value-type="string">
            <text:p text:style-name="P20"><text:span text:style-name="T4">Glendora</text:span><text:span text:style-name="T4"><text:s/></text:span><text:span text:style-name="T5">- </text:span><text:span text:style-name="T6">Pre-Registration Required! Call (999) 222-3333</text:span></text:p>
            <text:p text:style-name="P20"><text:span text:style-name="T8">6PM - 7PM</text:span><text:span text:style-name="T6"><text:s/></text:span><text:span text:style-name="T7">555 A St, 98821</text:span></text:p>
            <text:p text:style-name="P12"><text:span text:style-name="T11">No dogs at first meeting!</text:span><text:span text:style-name="T11"><text:s/></text:span>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6pt" fo:language="en" fo:country="US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shadow="none"/>
      <style:text-properties fo:color="#000000" style:font-name="Times New Roman" fo:font-size="10pt" fo:language="en" fo:country="US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M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M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M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M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M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ff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M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MT1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MT2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MT3" style:family="text"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LIVE OAK DOG OBEDIENCE</text:p>
        <text:p text:style-name="MP2">Train with Love - “Since 1982”</text:p>
        <text:p text:style-name="MP2">GROUP CLASS SCHEDULE</text:p>
        <text:p text:style-name="MP1">JANUARY 2019</text:p>
        <text:p text:style-name="MP3"/>
        <text:p text:style-name="MP3"/>
        <text:p text:style-name="MP4">Check us out on facebook: Live Oak Dog Obedience/California</text:p>
      </style:header>
      <style:footer>
        <text:p text:style-name="MP5">PLEASE PHONE AHEAD TO CONFIRM CLASS SCHEDULE. <text:s/>THIS SCHEDULE IS SUBJECT TO CHANGE. <text:s/>PRE-REGISTRATION REQUIRED FOR ALL CLASSES!</text:p>
        <text:p text:style-name="MP5"/>
        <text:p text:style-name="MP6"/>
        <text:p text:style-name="MP7">PRIVATE IN-HOME TRAINING - GROUP CLASSES FORMING MONTHLY - BOARDING AND DOGGIE DAY CARE!</text:p>
        <text:p text:style-name="MP7"/>
        <text:p text:style-name="MP8">Offering a variety of classes and services;</text:p>
        <text:p text:style-name="MP9"><text:span text:style-name="MT1">Obedience Training -</text:span><text:span text:style-name="MT2"> </text:span><text:span text:style-name="MT3">Puppy Pre-School/Socialization</text:span><text:span text:style-name="MT2">, </text:span><text:span text:style-name="MT3">Beginning and Intermediate </text:span><text:span text:style-name="MT2">Level Obedience. <text:s/></text:span><text:span text:style-name="MT3">Clicker/Tricks Class, “Fitness Paws”, (a class designed to help get you in shape while training your dog at the same time!)</text:span></text:p>
        <text:p text:style-name="MP10">American Kennel Club Certified Canine Good Citizenship Evaluator</text:p>
        <text:p text:style-name="MP11"/>
        <text:p text:style-name="MP12">Live Oak Dog Obedience - Train with Love - “Since 1982”</text:p>
        <text:p text:style-name="MP13">www.liveoakdogobedience.com</text:p>
        <text:p text:style-name="MP14">(626) 852-999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8:40:32.923244</meta:creation-date>
    <meta:editing-cycles>1</meta:editing-cycles>
    <meta:generator>relatorio/0.8.1</meta:generator>
    <meta:date>2019-01-06T18:40:32.923244</meta:date>
  </office:meta>
</office:document-meta>
</file>